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7.09" calcext:value-type="float">
            <text:p>97,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7.2" calcext:value-type="float">
            <text:p>97,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7.32" calcext:value-type="float">
            <text:p>97,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7.21" calcext:value-type="float">
            <text:p>97,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7.36" calcext:value-type="float">
            <text:p>97,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7.13" calcext:value-type="float">
            <text:p>97,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7.13" calcext:value-type="float">
            <text:p>97,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11" calcext:value-type="float">
            <text:p>97,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6.9" calcext:value-type="float">
            <text:p>96,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6.93" calcext:value-type="float">
            <text:p>96,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138" calcext:value-type="float">
            <text:p>97,138</text:p>
          </table:table-cell>
          <table:table-cell table:formula="of:=AVERAGE([.C2:.C11])" office:value-type="string" office:string-value="" calcext:value-type="error">
            <text:p>#DIV/0!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" calcext:value-type="float">
            <text:p>0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02:45:50.013393718</meta:creation-date>
    <dc:date>2018-01-17T02:47:38.731435843</dc:date>
    <meta:editing-duration>PT1M49S</meta:editing-duration>
    <meta:editing-cycles>2</meta:editing-cycles>
    <meta:generator>LibreOffice/5.1.6.2$Linux_X86_64 LibreOffice_project/10m0$Build-2</meta:generator>
    <meta:document-statistic meta:table-count="1" meta:cell-count="72" meta:object-count="0"/>
  </office:meta>
</office:document-meta>
</file>